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Roboto Mono1" svg:font-family="'Roboto Mono'"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0.3076in"/>
    </style:style>
    <style:style style:name="Table1.B" style:family="table-column">
      <style:table-column-properties style:column-width="1.7701in"/>
    </style:style>
    <style:style style:name="Table1.C" style:family="table-column">
      <style:table-column-properties style:column-width="1.3583in"/>
    </style:style>
    <style:style style:name="Table1.D" style:family="table-column">
      <style:table-column-properties style:column-width="2.8306in"/>
    </style:style>
    <style:style style:name="Table1.1" style:family="table-row">
      <style:table-row-properties style:min-row-height="0.3472in" fo:keep-together="auto"/>
    </style:style>
    <style:style style:name="Table1.A1" style:family="table-cell">
      <style:table-cell-properties style:vertical-align="" fo:background-color="#0000ff" fo:padding="0.0694in" fo:border="1pt solid #000000">
        <style:background-image/>
      </style:table-cell-properties>
    </style:style>
    <style:style style:name="Table1.2" style:family="table-row">
      <style:table-row-properties style:min-row-height="0.5451in" fo:keep-together="auto"/>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D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D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D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D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Table1.D8" style:family="table-cell">
      <style:table-cell-properties style:vertical-align="" fo:padding="0.0694in" fo:border="1pt solid #000000"/>
    </style:style>
    <style:style style:name="Table1.A9" style:family="table-cell">
      <style:table-cell-properties style:vertical-align="" fo:padding="0.0694in" fo:border="1pt solid #000000"/>
    </style:style>
    <style:style style:name="Table1.B9" style:family="table-cell">
      <style:table-cell-properties style:vertical-align="" fo:padding="0.0694in" fo:border="1pt solid #000000"/>
    </style:style>
    <style:style style:name="Table1.C9" style:family="table-cell">
      <style:table-cell-properties style:vertical-align="" fo:padding="0.0694in" fo:border="1pt solid #000000"/>
    </style:style>
    <style:style style:name="Table1.D9" style:family="table-cell">
      <style:table-cell-properties style:vertical-align="" fo:padding="0.0694in" fo:border="1pt solid #000000"/>
    </style:style>
    <style:style style:name="Table1.A10" style:family="table-cell">
      <style:table-cell-properties style:vertical-align="" fo:padding="0.0694in" fo:border="1pt solid #000000"/>
    </style:style>
    <style:style style:name="Table1.B10" style:family="table-cell">
      <style:table-cell-properties style:vertical-align="" fo:padding="0.0694in" fo:border="1pt solid #000000"/>
    </style:style>
    <style:style style:name="Table1.C10" style:family="table-cell">
      <style:table-cell-properties style:vertical-align="" fo:padding="0.0694in" fo:border="1pt solid #000000"/>
    </style:style>
    <style:style style:name="Table1.D10" style:family="table-cell">
      <style:table-cell-properties style:vertical-align="" fo:padding="0.0694in" fo:border="1pt solid #000000"/>
    </style:style>
    <style:style style:name="Table1.A11" style:family="table-cell">
      <style:table-cell-properties style:vertical-align="" fo:padding="0.0694in" fo:border="1pt solid #000000"/>
    </style:style>
    <style:style style:name="Table1.B11" style:family="table-cell">
      <style:table-cell-properties style:vertical-align="" fo:padding="0.0694in" fo:border="1pt solid #000000"/>
    </style:style>
    <style:style style:name="Table1.C11" style:family="table-cell">
      <style:table-cell-properties style:vertical-align="" fo:padding="0.0694in" fo:border="1pt solid #000000"/>
    </style:style>
    <style:style style:name="Table1.D11" style:family="table-cell">
      <style:table-cell-properties style:vertical-align="" fo:padding="0.0694in" fo:border="1pt solid #000000"/>
    </style:style>
    <style:style style:name="Table1.A12" style:family="table-cell">
      <style:table-cell-properties style:vertical-align="" fo:padding="0.0694in" fo:border="1pt solid #000000"/>
    </style:style>
    <style:style style:name="Table1.B12" style:family="table-cell">
      <style:table-cell-properties style:vertical-align="" fo:padding="0.0694in" fo:border="1pt solid #000000"/>
    </style:style>
    <style:style style:name="Table1.C12" style:family="table-cell">
      <style:table-cell-properties style:vertical-align="" fo:padding="0.0694in" fo:border="1pt solid #000000"/>
    </style:style>
    <style:style style:name="Table1.D12" style:family="table-cell">
      <style:table-cell-properties style:vertical-align="" fo:padding="0.0694in" fo:border="1pt solid #000000"/>
    </style:style>
    <style:style style:name="Table1.A13" style:family="table-cell">
      <style:table-cell-properties style:vertical-align="" fo:padding="0.0694in" fo:border="1pt solid #000000"/>
    </style:style>
    <style:style style:name="Table1.B13" style:family="table-cell">
      <style:table-cell-properties style:vertical-align="" fo:padding="0.0694in" fo:border="1pt solid #000000"/>
    </style:style>
    <style:style style:name="Table1.C13" style:family="table-cell">
      <style:table-cell-properties style:vertical-align="" fo:padding="0.0694in" fo:border="1pt solid #000000"/>
    </style:style>
    <style:style style:name="Table1.D13" style:family="table-cell">
      <style:table-cell-properties style:vertical-align="" fo:padding="0.0694in" fo:border="1pt solid #000000"/>
    </style:style>
    <style:style style:name="Table1.A14" style:family="table-cell">
      <style:table-cell-properties style:vertical-align="" fo:padding="0.0694in" fo:border="1pt solid #000000"/>
    </style:style>
    <style:style style:name="Table1.B14" style:family="table-cell">
      <style:table-cell-properties style:vertical-align="" fo:padding="0.0694in" fo:border="1pt solid #000000"/>
    </style:style>
    <style:style style:name="Table1.C14" style:family="table-cell">
      <style:table-cell-properties style:vertical-align="" fo:padding="0.0694in" fo:border="1pt solid #000000"/>
    </style:style>
    <style:style style:name="Table1.D14"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3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32">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30">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34"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4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44"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45"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6"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32">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51"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52" style:family="paragraph" style:parent-style-name="Standard" style:list-style-name="WWNum30">
      <style:paragraph-properties fo:margin-left="0.5in" fo:margin-right="0in" fo:margin-top="0in" fo:margin-bottom="0in" loext:contextual-spacing="false" fo:line-height="100%" fo:text-indent="-0.25in" style:auto-text-indent="false"/>
    </style:style>
    <style:style style:name="P53"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54"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55"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56"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57"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58"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59"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60"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61"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63"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64"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65"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66"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67"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68"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69"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70"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71"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72"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73"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74"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75" style:family="paragraph" style:parent-style-name="Standard" style:list-style-name="WWNum25">
      <style:paragraph-properties fo:margin-left="0.5in" fo:margin-right="0in" fo:margin-top="0in" fo:margin-bottom="0.1665in" loext:contextual-spacing="false" fo:line-height="100%" fo:text-indent="-0.25in" style:auto-text-indent="false"/>
    </style:style>
    <style:style style:name="P76" style:family="paragraph" style:parent-style-name="Standard" style:list-style-name="WWNum32">
      <style:paragraph-properties fo:margin-left="0.5in" fo:margin-right="0in" fo:margin-top="0in" fo:margin-bottom="0.1665in" loext:contextual-spacing="false" fo:line-height="100%" fo:text-indent="-0.25in" style:auto-text-indent="false"/>
    </style:style>
    <style:style style:name="P77"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78"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79"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80"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81"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82"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83"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84"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85"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86"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87"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88"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89"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90"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91" style:family="paragraph" style:parent-style-name="Standard">
      <style:paragraph-properties fo:margin-top="0.1665in" fo:margin-bottom="0.1665in" loext:contextual-spacing="false" fo:line-height="100%"/>
    </style:style>
    <style:style style:name="P92"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93" style:family="paragraph" style:parent-style-name="Standard" style:list-style-name="WWNum24">
      <style:paragraph-properties fo:margin-left="1in" fo:margin-right="0in" fo:margin-top="0in" fo:margin-bottom="0in" loext:contextual-spacing="false" fo:line-height="100%" fo:text-indent="-0.25in" style:auto-text-indent="false"/>
    </style:style>
    <style:style style:name="P94"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95" style:family="paragraph" style:parent-style-name="Standard" style:list-style-name="WWNum24">
      <style:paragraph-properties fo:margin-left="1in" fo:margin-right="0in" fo:margin-top="0in" fo:margin-bottom="0.1665in" loext:contextual-spacing="false" fo:line-height="100%" fo:text-indent="-0.25in" style:auto-text-indent="false"/>
    </style:style>
    <style:style style:name="P96" style:family="paragraph" style:parent-style-name="Standard" style:list-style-name="WWNum15">
      <style:paragraph-properties fo:margin-left="1in" fo:margin-right="0in" fo:margin-top="0in" fo:margin-bottom="0.1665in" loext:contextual-spacing="false" fo:line-height="100%" fo:text-indent="-0.25in" style:auto-text-indent="false"/>
    </style:style>
    <style:style style:name="P97" style:family="paragraph" style:parent-style-name="Heading_20_2">
      <style:paragraph-properties fo:margin-top="0.25in" fo:margin-bottom="0.0555in" loext:contextual-spacing="false" fo:line-height="100%" fo:keep-together="auto" fo:keep-with-next="auto"/>
    </style:style>
    <style:style style:name="P98"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99" style:family="paragraph" style:parent-style-name="Heading_20_4">
      <style:paragraph-properties fo:margin-top="0.1665in" fo:margin-bottom="0.028in" loext:contextual-spacing="false" fo:line-height="100%" fo:keep-together="auto" fo:keep-with-next="auto"/>
    </style:style>
    <style:style style:name="P100" style:family="paragraph" style:parent-style-name="Heading_20_3">
      <style:paragraph-properties fo:margin-top="0.1945in" fo:margin-bottom="0.0555in" loext:contextual-spacing="false" fo:line-height="100%" fo:keep-together="auto" fo:keep-with-next="auto"/>
    </style:style>
    <style:style style:name="P101" style:family="paragraph" style:parent-style-name="Heading_20_5">
      <style:paragraph-properties fo:margin-top="0.1528in" fo:margin-bottom="0.028in" loext:contextual-spacing="false" fo:line-height="100%" fo:keep-together="auto" fo:keep-with-next="auto"/>
    </style:style>
    <style:style style:name="P102" style:family="paragraph">
      <loext:graphic-properties draw:fill="solid" draw:fill-color="#a0a0a0"/>
      <style:paragraph-properties fo:text-align="center"/>
    </style:style>
    <style:style style:name="T1" style:family="text">
      <style:text-properties fo:font-size="23pt" fo:font-weight="bold" style:font-size-asian="23pt" style:font-weight-asian="bold" style:font-size-complex="23pt" style:font-weight-complex="bold"/>
    </style:style>
    <style:style style:name="T2" style:family="text">
      <style:text-properties fo:font-size="17pt" fo:font-weight="bold" style:font-size-asian="17pt" style:font-weight-asian="bold" style:font-size-complex="17pt" style:font-weight-complex="bold"/>
    </style:style>
    <style:style style:name="T3" style:family="text">
      <style:text-properties fo:color="#1155cc" style:text-underline-style="solid" style:text-underline-width="auto" style:text-underline-color="font-color"/>
    </style:style>
    <style:style style:name="T4" style:family="text">
      <style:text-properties fo:color="#000000" fo:font-size="13pt" fo:font-weight="bold" style:font-size-asian="13pt" style:font-weight-asian="bold" style:font-size-complex="13pt" style:font-weight-complex="bold"/>
    </style:style>
    <style:style style:name="T5" style:family="text">
      <style:text-properties fo:color="#000000" fo:font-size="11pt" fo:font-weight="bold" style:font-size-asian="11pt" style:font-weight-asian="bold" style:font-size-complex="11pt" style:font-weight-complex="bold"/>
    </style:style>
    <style:style style:name="T6" style:family="text">
      <style:text-properties fo:color="#000000" fo:font-size="10pt" fo:font-weight="bold" style:font-size-asian="10pt" style:font-weight-asian="bold" style:font-size-complex="10pt" style:font-weight-complex="bold"/>
    </style:style>
    <style:style style:name="T7" style:family="text">
      <style:text-properties fo:color="#188038" style:font-name="Roboto Mono" fo:font-size="13pt" fo:font-weight="bold" style:font-name-asian="Roboto Mono1" style:font-size-asian="13pt" style:font-weight-asian="bold" style:font-name-complex="Roboto Mono1" style:font-size-complex="13pt" style:font-weight-complex="bold"/>
    </style:style>
    <style:style style:name="T8" style:family="text">
      <style:text-properties fo:color="#188038" style:font-name="Roboto Mono" style:font-name-asian="Roboto Mono1" style:font-name-complex="Roboto Mono1"/>
    </style:style>
    <style:style style:name="T9" style:family="text">
      <style:text-properties fo:color="#188038" style:font-name="Roboto Mono" fo:font-size="11pt" fo:font-weight="bold" style:font-name-asian="Roboto Mono1" style:font-size-asian="11pt" style:font-weight-asian="bold" style:font-name-complex="Roboto Mono1" style:font-size-complex="11pt" style:font-weight-complex="bold"/>
    </style:style>
    <style:style style:name="T10" style:family="text">
      <style:text-properties fo:color="#188038" style:font-name="Roboto Mono" fo:font-weight="bold" style:font-name-asian="Roboto Mono1" style:font-weight-asian="bold" style:font-name-complex="Roboto Mono1" style:font-weight-complex="bold"/>
    </style:style>
    <style:style style:name="T11" style:family="text">
      <style:text-properties fo:font-weight="bold" style:font-weight-asian="bold" style:font-weight-complex="bold"/>
    </style:style>
    <style:style style:name="T12" style:family="text">
      <style:text-properties style:text-underline-style="none"/>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bookmark text:name="_7hnlt1tejona"/><text:span text:style-name="T1">MEMORIA DEL PROYECTO - ANÁLISIS DE DATOS DE AGUACATES</text:span></text:p>
      <text:p text:style-name="P97"><text:bookmark text:name="_l7c5d5p2p4vv"/><text:span text:style-name="T2">ÍNDICE</text:span></text:p>
      <text:list xml:id="list3696034401" text:style-name="WWNum29">
        <text:list-item>
          <text:p text:style-name="P2"><text:a xlink:type="simple" xlink:href="#_ta0wagyr6pi7" text:style-name="ListLabel_20_289" text:visited-style-name="ListLabel_20_289"><text:span text:style-name="T3">Introducción</text:span></text:a></text:p>
        </text:list-item>
        <text:list-item>
          <text:p text:style-name="P34"><text:a xlink:type="simple" xlink:href="#_59ldae4aqqzo" text:style-name="ListLabel_20_289" text:visited-style-name="ListLabel_20_289"><text:span text:style-name="T3">Estructura del Proyecto</text:span></text:a></text:p>
        </text:list-item>
        <text:list-item>
          <text:p text:style-name="P34"><text:a xlink:type="simple" xlink:href="#_dtokcvw5ve5q" text:style-name="ListLabel_20_289" text:visited-style-name="ListLabel_20_289"><text:span text:style-name="T3">Descripción de los Módulos</text:span></text:a></text:p>
        </text:list-item>
        <text:list-item>
          <text:p text:style-name="P34"><text:a xlink:type="simple" xlink:href="#_si14yiqlbzes" text:style-name="ListLabel_20_289" text:visited-style-name="ListLabel_20_289"><text:span text:style-name="T3">Flujo de Ejecución</text:span></text:a></text:p>
        </text:list-item>
        <text:list-item>
          <text:p text:style-name="P61"><text:a xlink:type="simple" xlink:href="#_tyarygxajcf5" text:style-name="ListLabel_20_289" text:visited-style-name="ListLabel_20_289"><text:span text:style-name="T3">Resultados y Conclusiones</text:span></text:a></text:p>
        </text:list-item>
      </text:list>
      <text:p text:style-name="Standard"><draw:rect text:anchor-type="as-char" style:rel-width="100%" draw:z-index="0" draw:style-name="gr1" draw:text-style-name="P102" svg:width="0.0012in" svg:height="0.0213in"><text:p/></draw:rect></text:p>
      <text:p text:style-name="P97"><text:bookmark text:name="_ta0wagyr6pi7"/><text:span text:style-name="T2">1. INTRODUCCIÓN</text:span></text:p>
      <text:p text:style-name="P91">Este proyecto realiza un análisis exploratorio y preparación de datos (EDA) sobre un dataset de aguacates en Estados Unidos. El objetivo principal es limpiar, transformar y visualizar los datos para posteriormente aplicar técnicas de Machine Learning que permitan predecir precios o identificar patrones de consumo.</text:p>
      <text:p text:style-name="P100"><text:bookmark text:name="_azx8a9l9xtqt"/><text:span text:style-name="T4">Objetivos del Proyecto:</text:span></text:p>
      <text:list xml:id="list1940905603" text:style-name="WWNum18">
        <text:list-item>
          <text:p text:style-name="P3">Cargar y explorar datos de ventas de aguacates</text:p>
        </text:list-item>
        <text:list-item>
          <text:p text:style-name="P35">Detectar y tratar valores nulos y outliers</text:p>
        </text:list-item>
        <text:list-item>
          <text:p text:style-name="P35">Crear variables derivadas relevantes para el análisis</text:p>
        </text:list-item>
        <text:list-item>
          <text:p text:style-name="P35">Generar visualizaciones interactivas</text:p>
        </text:list-item>
        <text:list-item>
          <text:p text:style-name="P62">Preparar el dataset para modelos de Machine Learning</text:p>
        </text:list-item>
      </text:list>
      <text:p text:style-name="Standard"><draw:rect text:anchor-type="as-char" style:rel-width="100%" draw:z-index="1" draw:style-name="gr1" draw:text-style-name="P102" svg:width="0.0012in" svg:height="0.0213in"><text:p/></draw:rect></text:p>
      <text:p text:style-name="P97"><text:bookmark text:name="_59ldae4aqqzo"/><text:span text:style-name="T2">2. ESTRUCTURA DEL PROYECTO</text:span></text:p>
      <text:p text:style-name="Standard">PROYECTO_DATOS_EDA/</text:p>
      <text:p text:style-name="Standard">│</text:p>
      <text:p text:style-name="Standard"><text:soft-page-break/>├── data/</text:p>
      <text:p text:style-name="Standard">│ <text:s text:c="2"/>├── avocado.csv <text:s text:c="13"/># Dataset original</text:p>
      <text:p text:style-name="Standard">│ <text:s text:c="2"/>└── avocado_limpio.csv <text:s text:c="6"/># Dataset procesado (generado)</text:p>
      <text:p text:style-name="Standard">│</text:p>
      <text:p text:style-name="Standard">├── graficos/ <text:s text:c="20"/># Carpeta para gráficos (generada automáticamente)</text:p>
      <text:p text:style-name="Standard">│</text:p>
      <text:p text:style-name="Standard">└── src/</text:p>
      <text:p text:style-name="Standard"><text:s text:c="4"/>├── carga_datos.py <text:s text:c="10"/># Carga inicial del dataset</text:p>
      <text:p text:style-name="Standard"><text:s text:c="4"/>├── exploracion.py <text:s text:c="10"/># Análisis exploratorio inicial</text:p>
      <text:p text:style-name="Standard"><text:s text:c="4"/>├── limpieza_datos.py <text:s text:c="7"/># Tratamiento de outliers y nulos</text:p>
      <text:p text:style-name="Standard"><text:s text:c="4"/>├── transformacion_datos.py <text:s/># Transformaciones y Feature Engineering</text:p>
      <text:p text:style-name="Standard"><text:s text:c="4"/>├── DefiniciónProblemas/</text:p>
      <text:p text:style-name="Standard"><text:s text:c="4"/>│ <text:s text:c="2"/>└── DiseñoGráficos.py <text:s text:c="3"/># Sistema de visualización interactiva</text:p>
      <text:p text:style-name="Standard"><text:s text:c="4"/>└── main.py <text:s text:c="17"/># Orquestador principal</text:p>
      <text:p text:style-name="Standard"/>
      <text:p text:style-name="Standard"><draw:rect text:anchor-type="as-char" style:rel-width="100%" draw:z-index="2" draw:style-name="gr1" draw:text-style-name="P102" svg:width="0.0012in" svg:height="0.0213in"><text:p/></draw:rect></text:p>
      <text:p text:style-name="P97"><text:bookmark text:name="_dtokcvw5ve5q"/><text:span text:style-name="T2">3. DESCRIPCIÓN DE LOS MÓDULOS</text:span></text:p>
      <text:p text:style-name="P100"><text:bookmark text:name="_1ih2ahfip5di"/><text:span text:style-name="T4">3.1. </text:span><text:span text:style-name="T7">main.py</text:span><text:span text:style-name="T4"> - Orquestador Principal</text:span></text:p>
      <text:p text:style-name="P91">Este archivo coordina todo el flujo del proyecto ejecutando las etapas de forma secuencial:</text:p>
      <text:list xml:id="list1520295183" text:style-name="WWNum22">
        <text:list-item>
          <text:p text:style-name="P4"><text:span text:style-name="T11">Carga de datos</text:span>: Importa el dataset desde CSV</text:p>
        </text:list-item>
        <text:list-item>
          <text:p text:style-name="P36"><text:span text:style-name="T11">Exploración</text:span>: Muestra estadísticas descriptivas básicas</text:p>
        </text:list-item>
        <text:list-item>
          <text:p text:style-name="P36"><text:soft-page-break/><text:span text:style-name="T11">Limpieza</text:span>: Elimina outliers y trata valores nulos</text:p>
        </text:list-item>
        <text:list-item>
          <text:p text:style-name="P36"><text:span text:style-name="T11">Visualización</text:span>: Lanza un navegador interactivo de 13 gráficos</text:p>
        </text:list-item>
        <text:list-item>
          <text:p text:style-name="P36"><text:span text:style-name="T11">Transformación</text:span>: Prepara datos para Machine Learning</text:p>
        </text:list-item>
        <text:list-item>
          <text:p text:style-name="P63"><text:span text:style-name="T11">Guardado</text:span>: Exporta el dataset limpio para uso posterior</text:p>
        </text:list-item>
      </text:list>
      <text:p text:style-name="P91"><text:span text:style-name="T11">Flujo de ejecución:</text:span></text:p>
      <text:p text:style-name="Standard">df → explorar → limpiar → visualizar → transformar → guardar</text:p>
      <text:p text:style-name="Standard"/>
      <text:p text:style-name="Standard"><draw:rect text:anchor-type="as-char" style:rel-width="100%" draw:z-index="3" draw:style-name="gr1" draw:text-style-name="P102" svg:width="0.0012in" svg:height="0.0213in"><text:p/></draw:rect></text:p>
      <text:p text:style-name="P100"><text:bookmark text:name="_j8tjphgr4l64"/><text:span text:style-name="T4">3.2. </text:span><text:span text:style-name="T7">carga_datos.py</text:span><text:span text:style-name="T4"> - Carga de Datos</text:span></text:p>
      <text:p text:style-name="P91"><text:span text:style-name="T11">Función principal</text:span>: <text:span text:style-name="T8">cargar_datos()</text:span></text:p>
      <text:p text:style-name="P91"><text:span text:style-name="T11">Propósito</text:span>: Cargar el dataset desde CSV y realizar conversiones de tipos de datos básicas.</text:p>
      <text:p text:style-name="P91"><text:span text:style-name="T11">Proceso:</text:span></text:p>
      <text:list xml:id="list3722130679" text:style-name="WWNum6">
        <text:list-item>
          <text:p text:style-name="P5">Intenta leer el archivo desde la ruta relativa <text:span text:style-name="T8">data/avocado.csv</text:span></text:p>
        </text:list-item>
        <text:list-item>
          <text:p text:style-name="P37">Si falla, busca usando rutas absolutas con <text:span text:style-name="T8">pathlib</text:span></text:p>
        </text:list-item>
        <text:list-item>
          <text:p text:style-name="P37">Convierte columnas numéricas (volúmenes, precios, años) a tipo numérico</text:p>
        </text:list-item>
        <text:list-item>
          <text:p text:style-name="P37">Convierte la columna <text:span text:style-name="T8">Date</text:span> a formato datetime</text:p>
        </text:list-item>
        <text:list-item>
          <text:p text:style-name="P64">Utiliza <text:span text:style-name="T8">errors='coerce'</text:span> para convertir valores no válidos en NaN</text:p>
        </text:list-item>
      </text:list>
      <text:p text:style-name="P91"><text:span text:style-name="T11">Justificación técnica</text:span>: La conversión de tipos es crítica porque el CSV puede contener datos inconsistentes (texto en columnas numéricas). Al usar <text:span text:style-name="T8">pd.to_numeric()</text:span> con <text:span text:style-name="T8">errors='coerce'</text:span>, aseguramos que los datos problemáticos se marquen como nulos en lugar de romper el proceso.</text:p>
      <text:p text:style-name="Standard"><draw:rect text:anchor-type="as-char" style:rel-width="100%" draw:z-index="4" draw:style-name="gr1" draw:text-style-name="P102" svg:width="0.0012in" svg:height="0.0213in"><text:p/></draw:rect></text:p>
      <text:p text:style-name="P100"><text:bookmark text:name="_13vt4ow0j5ky"/><text:span text:style-name="T4">3.3. </text:span><text:span text:style-name="T7">exploracion.py</text:span><text:span text:style-name="T4"> - Análisis Exploratorio</text:span></text:p>
      <text:p text:style-name="P91"><text:span text:style-name="T11">Función principal</text:span>: <text:span text:style-name="T8">explorar_datos(df)</text:span></text:p>
      <text:p text:style-name="P91"><text:soft-page-break/><text:span text:style-name="T11">Propósito</text:span>: Proporcionar una visión general del dataset antes de cualquier transformación.</text:p>
      <text:p text:style-name="P91"><text:span text:style-name="T11">Información generada:</text:span></text:p>
      <text:list xml:id="list3598889709" text:style-name="WWNum31">
        <text:list-item>
          <text:p text:style-name="P6">Primeras filas del dataset (<text:span text:style-name="T8">df.head()</text:span>)</text:p>
        </text:list-item>
        <text:list-item>
          <text:p text:style-name="P38">Dimensiones: número de filas y columnas</text:p>
        </text:list-item>
        <text:list-item>
          <text:p text:style-name="P38">Tipos de datos de cada columna</text:p>
        </text:list-item>
        <text:list-item>
          <text:p text:style-name="P38">Información completa del DataFrame (<text:span text:style-name="T8">df.info()</text:span>)</text:p>
        </text:list-item>
        <text:list-item>
          <text:p text:style-name="P38">Estadísticas descriptivas (media, mediana, desviación estándar)</text:p>
        </text:list-item>
        <text:list-item>
          <text:p text:style-name="P65">Análisis de valores nulos con porcentajes</text:p>
        </text:list-item>
      </text:list>
      <text:p text:style-name="P91"><text:span text:style-name="T11">Justificación</text:span>: Este paso es fundamental para entender qué problemas tiene el dataset (columnas con muchos nulos, tipos incorrectos, rangos de valores) antes de decidir qué estrategias de limpieza aplicar.</text:p>
      <text:p text:style-name="Standard"><draw:rect text:anchor-type="as-char" style:rel-width="100%" draw:z-index="5" draw:style-name="gr1" draw:text-style-name="P102" svg:width="0.0012in" svg:height="0.0213in"><text:p/></draw:rect></text:p>
      <text:p text:style-name="P100"><text:bookmark text:name="_o28u5qnnuyeu"/><text:span text:style-name="T4">3.4. </text:span><text:span text:style-name="T7">limpieza_datos.py</text:span><text:span text:style-name="T4"> - Limpieza y Preparación</text:span></text:p>
      <text:p text:style-name="P91">Este módulo contiene 4 funciones clave para preparar los datos:</text:p>
      <text:p text:style-name="P99"><text:bookmark text:name="_wtvmesfci37"/><text:span text:style-name="T5">3.4.1. </text:span><text:span text:style-name="T9">preparar_datos_inicial(df)</text:span></text:p>
      <text:p text:style-name="P91"><text:span text:style-name="T11">Propósito</text:span>: Realizar ajustes estructurales básicos al dataset.</text:p>
      <text:p text:style-name="P91"><text:span text:style-name="T11">Acciones realizadas:</text:span></text:p>
      <text:list xml:id="list1147711882" text:style-name="WWNum23">
        <text:list-item>
          <text:p text:style-name="P7"><text:span text:style-name="T11">Elimina columna índice</text:span>: Remueve <text:span text:style-name="T8">Unnamed: 0</text:span> (índice duplicado del CSV)</text:p>
        </text:list-item>
        <text:list-item>
          <text:p text:style-name="P39"><text:span text:style-name="T11">Crea columnas faltantes</text:span>: Si no existen las columnas de bolsas (Small, Large, XLarge), las crea con valor 0</text:p>
        </text:list-item>
        <text:list-item>
          <text:p text:style-name="P39"><text:span text:style-name="T11">Genera </text:span><text:span text:style-name="T10">total_bags</text:span>: Suma de Small Bags + Large Bags + XLarge Bags</text:p>
        </text:list-item>
        <text:list-item>
          <text:p text:style-name="P66"><text:span text:style-name="T11">Genera </text:span><text:span text:style-name="T10">total_volume</text:span>: Suma de todos los códigos PLU (4046, 4225, 4770) más total_bags</text:p>
        </text:list-item>
      </text:list>
      <text:p text:style-name="P91"><text:span text:style-name="T11">Justificación</text:span>: Estas variables agregadas (<text:span text:style-name="T8">total_bags</text:span>, <text:span text:style-name="T8">total_volume</text:span>) son más útiles para análisis de alto nivel que las columnas individuales, permitiendo entender el volumen total de ventas de forma más clara.</text:p>
      <text:p text:style-name="Standard"><draw:rect text:anchor-type="as-char" style:rel-width="100%" draw:z-index="6" draw:style-name="gr1" draw:text-style-name="P102" svg:width="0.0012in" svg:height="0.0213in"><text:p/></draw:rect></text:p>
      <text:p text:style-name="P99"><text:bookmark text:name="_epo8xypeuuqs"/><text:soft-page-break/><text:span text:style-name="T5">3.4.2. </text:span><text:span text:style-name="T9">detectar_outliers(df)</text:span></text:p>
      <text:p text:style-name="P91"><text:span text:style-name="T11">Propósito</text:span>: Visualizar outliers mediante boxplots individuales para cada variable numérica.</text:p>
      <text:p text:style-name="P91"><text:span text:style-name="T11">Proceso:</text:span></text:p>
      <text:list xml:id="list3868052530" text:style-name="WWNum14">
        <text:list-item>
          <text:p text:style-name="P8">Selecciona solo columnas numéricas</text:p>
        </text:list-item>
        <text:list-item>
          <text:p text:style-name="P40">Excluye columnas irrelevantes (year, índices)</text:p>
        </text:list-item>
        <text:list-item>
          <text:p text:style-name="P40">Genera un boxplot por cada variable en ventanas separadas</text:p>
        </text:list-item>
        <text:list-item>
          <text:p text:style-name="P67">Utiliza color pastel (<text:span text:style-name="T8">#FF9999</text:span>) para mejor visualización</text:p>
        </text:list-item>
      </text:list>
      <text:p text:style-name="P91"><text:span text:style-name="T11">Justificación</text:span>: Los boxplots son ideales para detectar outliers porque muestran claramente los cuartiles y valores atípicos. Al mostrarlos individualmente (no todos juntos), es más fácil analizar cada variable con detalle.</text:p>
      <text:p text:style-name="Standard"><draw:rect text:anchor-type="as-char" style:rel-width="100%" draw:z-index="7" draw:style-name="gr1" draw:text-style-name="P102" svg:width="0.0012in" svg:height="0.0213in"><text:p/></draw:rect></text:p>
      <text:p text:style-name="P99"><text:bookmark text:name="_216ezpz5y3vb"/><text:span text:style-name="T5">3.4.3. </text:span><text:span text:style-name="T9">eliminar_outliers(df, columnas=['AveragePrice', 'Total Volume'])</text:span></text:p>
      <text:p text:style-name="P91"><text:span text:style-name="T11">Propósito</text:span>: Eliminar valores atípicos usando el método del Rango Intercuartílico (IQR).</text:p>
      <text:p text:style-name="P91"><text:span text:style-name="T11">Proceso del método IQR:</text:span></text:p>
      <text:list xml:id="list4258776865" text:style-name="WWNum21">
        <text:list-item>
          <text:p text:style-name="P9">Calcula el primer cuartil (Q1) y tercer cuartil (Q3)</text:p>
        </text:list-item>
        <text:list-item>
          <text:p text:style-name="P41">Calcula IQR = Q3 - Q1</text:p>
        </text:list-item>
        <text:list-item>
          <text:p text:style-name="P41">Define límites:</text:p>
          <text:list>
            <text:list-item>
              <text:p text:style-name="P92">Límite inferior = Q1 - 1.5 × IQR</text:p>
            </text:list-item>
            <text:list-item>
              <text:p text:style-name="P92">Límite superior = Q3 + 1.5 × IQR</text:p>
            </text:list-item>
          </text:list>
        </text:list-item>
        <text:list-item>
          <text:p text:style-name="P68">Elimina filas con valores fuera de estos límites</text:p>
        </text:list-item>
      </text:list>
      <text:p text:style-name="P91"><text:span text:style-name="T11">Justificación</text:span>: El método IQR es robusto porque se basa en cuartiles (no en la media), por lo que no se ve afectado por los propios outliers. El factor 1.5 es un estándar estadístico que equilibra eliminar valores extremos sin ser demasiado agresivo.</text:p>
      <text:p text:style-name="P91"><text:span text:style-name="T11">Por qué solo estas columnas</text:span>: <text:span text:style-name="T8">AveragePrice</text:span> y <text:span text:style-name="T8">Total Volume</text:span> son las variables clave del análisis. Outliers en precio pueden ser errores de registro, y en volumen pueden distorsionar modelos predictivos.</text:p>
      <text:p text:style-name="Standard"><draw:rect text:anchor-type="as-char" style:rel-width="100%" draw:z-index="8" draw:style-name="gr1" draw:text-style-name="P102" svg:width="0.0012in" svg:height="0.0213in"><text:p/></draw:rect></text:p>
      <text:p text:style-name="P99"><text:bookmark text:name="_e96zrqwqk7bf"/><text:soft-page-break/><text:span text:style-name="T5">3.4.4. </text:span><text:span text:style-name="T9">tratar_valores_nulos(df)</text:span></text:p>
      <text:p text:style-name="P91"><text:span text:style-name="T11">Propósito</text:span>: Eliminar filas con valores faltantes.</text:p>
      <text:p text:style-name="P91"><text:span text:style-name="T11">Proceso:</text:span></text:p>
      <text:list xml:id="list751975231" text:style-name="WWNum20">
        <text:list-item>
          <text:p text:style-name="P10">Cuenta nulos totales en el dataset</text:p>
        </text:list-item>
        <text:list-item>
          <text:p text:style-name="P42">Aplica <text:span text:style-name="T8">dropna()</text:span> para eliminar filas con al menos un valor nulo</text:p>
        </text:list-item>
        <text:list-item>
          <text:p text:style-name="P69">Reporta cuántas filas fueron eliminadas</text:p>
        </text:list-item>
      </text:list>
      <text:p text:style-name="P91"><text:span text:style-name="T11">Justificación de eliminación vs. imputación</text:span>: Se elige eliminar en lugar de rellenar porque:</text:p>
      <text:list xml:id="list3028364606" text:style-name="WWNum4">
        <text:list-item>
          <text:p text:style-name="P11">El dataset es suficientemente grande (miles de registros)</text:p>
        </text:list-item>
        <text:list-item>
          <text:p text:style-name="P43">Imputar valores en variables como precio o volumen podría introducir sesgos</text:p>
        </text:list-item>
        <text:list-item>
          <text:p text:style-name="P70">Es preferible tener menos datos pero de mayor calidad</text:p>
        </text:list-item>
      </text:list>
      <text:p text:style-name="Standard"><draw:rect text:anchor-type="as-char" style:rel-width="100%" draw:z-index="9" draw:style-name="gr1" draw:text-style-name="P102" svg:width="0.0012in" svg:height="0.0213in"><text:p/></draw:rect></text:p>
      <text:p text:style-name="P100"><text:bookmark text:name="_uqszdx6toko"/><text:span text:style-name="T4">3.5. </text:span><text:span text:style-name="T7">transformacion_datos.py</text:span><text:span text:style-name="T4"> - Transformaciones Avanzadas</text:span></text:p>
      <text:p text:style-name="P91">Este módulo prepara los datos para Machine Learning mediante 3 estrategias principales:</text:p>
      <text:p text:style-name="P99"><text:bookmark text:name="_fykkb1tysl2i"/><text:span text:style-name="T5">3.5.1. </text:span><text:span text:style-name="T9">transformar_preparar_datos(df)</text:span></text:p>
      <text:p text:style-name="P91"><text:span text:style-name="T11">Propósito</text:span>: Aplicar transformaciones numéricas, codificación de variables categóricas y crear nuevas variables (feature engineering).</text:p>
      <text:p text:style-name="Standard"><draw:rect text:anchor-type="as-char" style:rel-width="100%" draw:z-index="10" draw:style-name="gr1" draw:text-style-name="P102" svg:width="0.0012in" svg:height="0.0213in"><text:p/></draw:rect></text:p>
      <text:p text:style-name="P101"><text:bookmark text:name="_o7cvsuwpo1c"/><text:span text:style-name="T6">A) Estandarización y Normalización</text:span></text:p>
      <text:p text:style-name="P91"><text:span text:style-name="T11">¿Qué se hace?</text:span></text:p>
      <text:list xml:id="list4042074001" text:style-name="WWNum1">
        <text:list-item>
          <text:p text:style-name="P12"><text:span text:style-name="T11">StandardScaler</text:span> en <text:span text:style-name="T8">AveragePrice</text:span> y <text:span text:style-name="T8">Total Volume</text:span>: Transforma a media 0 y desviación estándar 1</text:p>
        </text:list-item>
        <text:list-item>
          <text:p text:style-name="P71"><text:span text:style-name="T11">MinMaxScaler</text:span> en códigos PLU (4046, 4225, 4770): Escala valores al rango [0, 1]</text:p>
        </text:list-item>
      </text:list>
      <text:p text:style-name="P91"><text:span text:style-name="T11">¿Por qué?</text:span></text:p>
      <text:list xml:id="list3920655422" text:style-name="WWNum27">
        <text:list-item>
          <text:p text:style-name="P13"><text:soft-page-break/>Los algoritmos de ML (regresión, redes neuronales, SVM) funcionan mejor cuando las variables tienen escalas similares</text:p>
        </text:list-item>
        <text:list-item>
          <text:p text:style-name="P44">StandardScaler es ideal para variables con distribución normal</text:p>
        </text:list-item>
        <text:list-item>
          <text:p text:style-name="P72">MinMaxScaler preserva la relación de proporciones entre valores</text:p>
        </text:list-item>
      </text:list>
      <text:p text:style-name="P91"><text:span text:style-name="T11">Ejemplo:</text:span></text:p>
      <text:p text:style-name="Standard">Antes: AveragePrice = 1.33, 1.77, 2.50</text:p>
      <text:p text:style-name="Standard">Después: AveragePrice_std = -0.52, 0.31, 1.89 (media=0, std=1)</text:p>
      <text:p text:style-name="Standard"/>
      <text:p text:style-name="Standard"><draw:rect text:anchor-type="as-char" style:rel-width="100%" draw:z-index="11" draw:style-name="gr1" draw:text-style-name="P102" svg:width="0.0012in" svg:height="0.0213in"><text:p/></draw:rect></text:p>
      <text:p text:style-name="P101"><text:bookmark text:name="_udly3fdsvxui"/><text:span text:style-name="T6">B) Codificación de Variables Categóricas</text:span></text:p>
      <text:p text:style-name="P91"><text:span text:style-name="T11">Label Encoding para </text:span><text:span text:style-name="T10">type</text:span><text:span text:style-name="T11">:</text:span></text:p>
      <text:list xml:id="list3522681296" text:style-name="WWNum7">
        <text:list-item>
          <text:p text:style-name="P14">Convierte "conventional" → 0, "organic" → 1</text:p>
        </text:list-item>
        <text:list-item>
          <text:p text:style-name="P73"><text:span text:style-name="T11">Justificación</text:span>: Solo hay 2 categorías, por lo que un número tiene sentido (no hay orden implícito problemático)</text:p>
        </text:list-item>
      </text:list>
      <text:p text:style-name="P91"><text:span text:style-name="T11">One-Hot Encoding para </text:span><text:span text:style-name="T10">region</text:span><text:span text:style-name="T11">:</text:span></text:p>
      <text:list xml:id="list3869987530" text:style-name="WWNum9">
        <text:list-item>
          <text:p text:style-name="P15">Crea columnas binarias: <text:span text:style-name="T8">region_Boston</text:span>, <text:span text:style-name="T8">region_Chicago</text:span>, etc.</text:p>
        </text:list-item>
        <text:list-item>
          <text:p text:style-name="P45">Usa <text:span text:style-name="T8">drop_first=True</text:span> para evitar multicolinealidad (dummy trap)</text:p>
        </text:list-item>
        <text:list-item>
          <text:p text:style-name="P74"><text:span text:style-name="T11">Justificación</text:span>: <text:span text:style-name="T8">region</text:span> tiene muchas categorías (~50) sin orden natural, por lo que no se puede codificar con números simples</text:p>
        </text:list-item>
      </text:list>
      <text:p text:style-name="Standard"><draw:rect text:anchor-type="as-char" style:rel-width="100%" draw:z-index="12" draw:style-name="gr1" draw:text-style-name="P102" svg:width="0.0012in" svg:height="0.0213in"><text:p/></draw:rect></text:p>
      <text:p text:style-name="P101"><text:bookmark text:name="_b25r3h3oym9q"/><text:span text:style-name="T6">C) Feature Engineering - Nuevas Variables</text:span></text:p>
      <text:p text:style-name="P91">El módulo crea 8 variables derivadas:</text:p>
      <text:list xml:id="list1299729215" text:style-name="WWNum24">
        <text:list-item>
          <text:p text:style-name="P16"><text:span text:style-name="T10">bags_ratio</text:span>: Total Bags / Total Volume<text:line-break/></text:p>
          <text:list>
            <text:list-item>
              <text:p text:style-name="P93">Mide qué proporción del volumen total corresponde a bolsas vs. unidades sueltas</text:p>
            </text:list-item>
          </text:list>
        </text:list-item>
        <text:list-item>
          <text:p text:style-name="P46"><text:soft-page-break/><text:span text:style-name="T10">price_per_volume</text:span>: AveragePrice / Total Volume<text:line-break/></text:p>
          <text:list>
            <text:list-item>
              <text:p text:style-name="P93">Precio normalizado por unidad de volumen, útil para comparar eficiencia económica</text:p>
            </text:list-item>
          </text:list>
        </text:list-item>
        <text:list-item>
          <text:p text:style-name="P46"><text:span text:style-name="T10">small_bag_dominance</text:span> y <text:span text:style-name="T10">large_bag_dominance</text:span>:<text:line-break/></text:p>
          <text:list>
            <text:list-item>
              <text:p text:style-name="P93">Proporción de cada tipo de bolsa sobre el total</text:p>
            </text:list-item>
            <text:list-item>
              <text:p text:style-name="P93">Identifica preferencias de empaquetado por región/tipo</text:p>
            </text:list-item>
          </text:list>
        </text:list-item>
        <text:list-item>
          <text:p text:style-name="P46"><text:span text:style-name="T11">Variables temporales</text:span>: <text:span text:style-name="T8">month</text:span>, <text:span text:style-name="T8">quarter</text:span>, <text:span text:style-name="T8">week_of_year<text:line-break/></text:span></text:p>
          <text:list>
            <text:list-item>
              <text:p text:style-name="P93">Captura estacionalidad en precios y demanda</text:p>
            </text:list-item>
            <text:list-item>
              <text:p text:style-name="P93">Crucial porque los aguacates tienen temporadas de cosecha</text:p>
            </text:list-item>
          </text:list>
        </text:list-item>
        <text:list-item>
          <text:p text:style-name="P46"><text:span text:style-name="T10">total_plu_volume</text:span>: Suma de códigos PLU<text:line-break/></text:p>
          <text:list>
            <text:list-item>
              <text:p text:style-name="P93">Volumen de aguacates vendidos por unidad (no en bolsas)</text:p>
            </text:list-item>
          </text:list>
        </text:list-item>
        <text:list-item>
          <text:p text:style-name="P46"><text:span text:style-name="T10">price_category</text:span>: Categorización en "Bajo", "Medio", "Alto", "Premium"<text:line-break/></text:p>
          <text:list>
            <text:list-item>
              <text:p text:style-name="P93">Facilita análisis de segmentación de mercado</text:p>
            </text:list-item>
            <text:list-item>
              <text:p text:style-name="P93">Usa <text:span text:style-name="T8">pd.cut()</text:span> con rangos fijos</text:p>
            </text:list-item>
          </text:list>
        </text:list-item>
        <text:list-item>
          <text:p text:style-name="P46"><text:span text:style-name="T10">type_price_interaction</text:span>: type_encoded × AveragePrice<text:line-break/></text:p>
          <text:list>
            <text:list-item>
              <text:p text:style-name="P93">Captura interacciones entre tipo de aguacate y precio</text:p>
            </text:list-item>
            <text:list-item>
              <text:p text:style-name="P95">Útil para modelos que no detectan interacciones automáticamente</text:p>
            </text:list-item>
          </text:list>
        </text:list-item>
      </text:list>
      <text:p text:style-name="P91"><text:span text:style-name="T11">Justificación general</text:span>: Estas variables capturan relaciones no lineales y contextuales que un modelo no descubriría con las variables originales solamente.</text:p>
      <text:p text:style-name="Standard"><draw:rect text:anchor-type="as-char" style:rel-width="100%" draw:z-index="13" draw:style-name="gr1" draw:text-style-name="P102" svg:width="0.0012in" svg:height="0.0213in"><text:p/></draw:rect></text:p>
      <text:p text:style-name="P99"><text:bookmark text:name="_89sbl76ftcui"/><text:span text:style-name="T5">3.5.2. </text:span><text:span text:style-name="T9">preparar_para_ml(df_transformed, target_column='AveragePrice')</text:span></text:p>
      <text:p text:style-name="P91"><text:span text:style-name="T11">Propósito</text:span>: Dividir el dataset en conjuntos de entrenamiento y prueba.</text:p>
      <text:p text:style-name="P91"><text:span text:style-name="T11">Proceso:</text:span></text:p>
      <text:list xml:id="list3264683590" text:style-name="WWNum15">
        <text:list-item>
          <text:p text:style-name="P17"><text:soft-page-break/>Elimina columnas no numéricas (<text:span text:style-name="T8">Date</text:span>, <text:span text:style-name="T8">type</text:span>, <text:span text:style-name="T8">price_category</text:span>)</text:p>
        </text:list-item>
        <text:list-item>
          <text:p text:style-name="P47">Separa features (X) de la variable objetivo (y)</text:p>
        </text:list-item>
        <text:list-item>
          <text:p text:style-name="P47">Aplica <text:span text:style-name="T8">train_test_split</text:span> con:</text:p>
          <text:list>
            <text:list-item>
              <text:p text:style-name="P94"><text:span text:style-name="T8">test_size=0.2</text:span>: 80% entrenamiento, 20% prueba</text:p>
            </text:list-item>
            <text:list-item>
              <text:p text:style-name="P96"><text:span text:style-name="T8">random_state=42</text:span>: Reproducibilidad</text:p>
            </text:list-item>
          </text:list>
        </text:list-item>
      </text:list>
      <text:p text:style-name="P91"><text:span text:style-name="T11">Justificación</text:span>:</text:p>
      <text:list xml:id="list941659898" text:style-name="WWNum25">
        <text:list-item>
          <text:p text:style-name="P18">La división 80/20 es estándar en ML</text:p>
        </text:list-item>
        <text:list-item>
          <text:p text:style-name="P48"><text:span text:style-name="T8">random_state</text:span> fijo permite replicar experimentos</text:p>
        </text:list-item>
        <text:list-item>
          <text:p text:style-name="P75">Eliminar categóricas originales evita redundancia (ya fueron codificadas)</text:p>
        </text:list-item>
      </text:list>
      <text:p text:style-name="Standard"><draw:rect text:anchor-type="as-char" style:rel-width="100%" draw:z-index="14" draw:style-name="gr1" draw:text-style-name="P102" svg:width="0.0012in" svg:height="0.0213in"><text:p/></draw:rect></text:p>
      <text:p text:style-name="P100"><text:bookmark text:name="_sxa3ybhjzwvk"/><text:span text:style-name="T4">3.6. </text:span><text:span text:style-name="T7">DiseñoGráficos.py</text:span><text:span text:style-name="T4"> - Sistema de Visualización Interactiva</text:span></text:p>
      <text:p text:style-name="P91">Este módulo implementa un navegador interactivo de gráficos con 13 visualizaciones.</text:p>
      <text:p text:style-name="P99"><text:bookmark text:name="_7lmp5bv42l3k"/><text:span text:style-name="T5">3.6.1. Clase </text:span><text:span text:style-name="T9">GraficosNavegador</text:span></text:p>
      <text:p text:style-name="P91"><text:span text:style-name="T11">Propósito</text:span>: Crear una interfaz con botones "Anterior" y "Siguiente" para navegar entre gráficos.</text:p>
      <text:p text:style-name="P91"><text:span text:style-name="T11">Componentes clave:</text:span></text:p>
      <text:list xml:id="list1071454297" text:style-name="WWNum32">
        <text:list-item>
          <text:p text:style-name="P19"><text:span text:style-name="T8">self.funciones</text:span>: Lista de las 13 funciones de gráficos</text:p>
        </text:list-item>
        <text:list-item>
          <text:p text:style-name="P49"><text:span text:style-name="T8">self.indice</text:span>: Posición actual en la lista</text:p>
        </text:list-item>
        <text:list-item>
          <text:p text:style-name="P49"><text:span text:style-name="T8">actualizar_grafico()</text:span>: Limpia la figura y dibuja el gráfico actual</text:p>
        </text:list-item>
        <text:list-item>
          <text:p text:style-name="P76">Botones con <text:span text:style-name="T8">matplotlib.widgets.Button</text:span></text:p>
        </text:list-item>
      </text:list>
      <text:p text:style-name="P91"><text:span text:style-name="T11">Funcionalidad de guardado automático:</text:span></text:p>
      <text:list xml:id="list1959403770" text:style-name="WWNum3">
        <text:list-item>
          <text:p text:style-name="P20">Si <text:span text:style-name="T8">guardar_automatico=True</text:span>, cada gráfico se exporta a PNG en la carpeta <text:span text:style-name="T8">graficos/</text:span></text:p>
        </text:list-item>
        <text:list-item>
          <text:p text:style-name="P77"><text:soft-page-break/>Usa <text:span text:style-name="T8">Path</text:span> de <text:span text:style-name="T8">pathlib</text:span> para crear la carpeta si no existe</text:p>
        </text:list-item>
      </text:list>
      <text:p text:style-name="Standard"><draw:rect text:anchor-type="as-char" style:rel-width="100%" draw:z-index="15" draw:style-name="gr1" draw:text-style-name="P102" svg:width="0.0012in" svg:height="0.0213in"><text:p/></draw:rect></text:p>
      <text:p text:style-name="P99"><text:bookmark text:name="_3nqswbpi7o10"/><text:span text:style-name="T5">3.6.2. Descripción de los 13 Gráficos</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text:span text:style-name="T11">#</text:span></text:p>
            </table:table-cell>
            <table:table-cell table:style-name="Table1.A1" office:value-type="string">
              <text:p text:style-name="P1"><text:span text:style-name="T11">Gráfico</text:span></text:p>
            </table:table-cell>
            <table:table-cell table:style-name="Table1.A1" office:value-type="string">
              <text:p text:style-name="P1"><text:span text:style-name="T11">Tipo</text:span></text:p>
            </table:table-cell>
            <table:table-cell table:style-name="Table1.A1" office:value-type="string">
              <text:p text:style-name="P1"><text:span text:style-name="T11">Propósito</text:span></text:p>
            </table:table-cell>
          </table:table-row>
        </table:table-header-rows>
        <table:table-row table:style-name="Table1.2">
          <table:table-cell table:style-name="Table1.A2" office:value-type="string">
            <text:p text:style-name="Standard">1</text:p>
          </table:table-cell>
          <table:table-cell table:style-name="Table1.B2" office:value-type="string">
            <text:p text:style-name="Standard">Distribución de Precio</text:p>
          </table:table-cell>
          <table:table-cell table:style-name="Table1.C2" office:value-type="string">
            <text:p text:style-name="Standard">Histograma + KDE</text:p>
          </table:table-cell>
          <table:table-cell table:style-name="Table1.D2" office:value-type="string">
            <text:p text:style-name="Standard">Ver si el precio sigue distribución normal</text:p>
          </table:table-cell>
        </table:table-row>
        <table:table-row table:style-name="Table1.2">
          <table:table-cell table:style-name="Table1.A3" office:value-type="string">
            <text:p text:style-name="Standard">2</text:p>
          </table:table-cell>
          <table:table-cell table:style-name="Table1.B3" office:value-type="string">
            <text:p text:style-name="Standard">Outliers en Volumen</text:p>
          </table:table-cell>
          <table:table-cell table:style-name="Table1.C3" office:value-type="string">
            <text:p text:style-name="Standard">Boxplot</text:p>
          </table:table-cell>
          <table:table-cell table:style-name="Table1.D3" office:value-type="string">
            <text:p text:style-name="Standard">Detectar valores extremos en volumen total</text:p>
          </table:table-cell>
        </table:table-row>
        <table:table-row table:style-name="Table1.1">
          <table:table-cell table:style-name="Table1.A4" office:value-type="string">
            <text:p text:style-name="Standard">3</text:p>
          </table:table-cell>
          <table:table-cell table:style-name="Table1.B4" office:value-type="string">
            <text:p text:style-name="Standard">Precio por Tipo</text:p>
          </table:table-cell>
          <table:table-cell table:style-name="Table1.C4" office:value-type="string">
            <text:p text:style-name="Standard">Boxplot agrupado</text:p>
          </table:table-cell>
          <table:table-cell table:style-name="Table1.D4" office:value-type="string">
            <text:p text:style-name="Standard">Comparar organic vs. conventional</text:p>
          </table:table-cell>
        </table:table-row>
        <table:table-row table:style-name="Table1.2">
          <table:table-cell table:style-name="Table1.A5" office:value-type="string">
            <text:p text:style-name="Standard">4</text:p>
          </table:table-cell>
          <table:table-cell table:style-name="Table1.B5" office:value-type="string">
            <text:p text:style-name="Standard">Tendencia Temporal</text:p>
          </table:table-cell>
          <table:table-cell table:style-name="Table1.C5" office:value-type="string">
            <text:p text:style-name="Standard">Línea</text:p>
          </table:table-cell>
          <table:table-cell table:style-name="Table1.D5" office:value-type="string">
            <text:p text:style-name="Standard">Observar evolución de precios en el tiempo</text:p>
          </table:table-cell>
        </table:table-row>
        <table:table-row table:style-name="Table1.2">
          <table:table-cell table:style-name="Table1.A6" office:value-type="string">
            <text:p text:style-name="Standard">5</text:p>
          </table:table-cell>
          <table:table-cell table:style-name="Table1.B6" office:value-type="string">
            <text:p text:style-name="Standard">Volumen por Tipo</text:p>
          </table:table-cell>
          <table:table-cell table:style-name="Table1.C6" office:value-type="string">
            <text:p text:style-name="Standard">Líneas múltiples</text:p>
          </table:table-cell>
          <table:table-cell table:style-name="Table1.D6" office:value-type="string">
            <text:p text:style-name="Standard">Comparar demanda conventional vs. organic</text:p>
          </table:table-cell>
        </table:table-row>
        <table:table-row table:style-name="Table1.1">
          <table:table-cell table:style-name="Table1.A7" office:value-type="string">
            <text:p text:style-name="Standard">6</text:p>
          </table:table-cell>
          <table:table-cell table:style-name="Table1.B7" office:value-type="string">
            <text:p text:style-name="Standard">Distribución de Bolsas</text:p>
          </table:table-cell>
          <table:table-cell table:style-name="Table1.C7" office:value-type="string">
            <text:p text:style-name="Standard">Barras</text:p>
          </table:table-cell>
          <table:table-cell table:style-name="Table1.D7" office:value-type="string">
            <text:p text:style-name="Standard">Ver qué tamaño de bolsa es más popular</text:p>
          </table:table-cell>
        </table:table-row>
        <table:table-row table:style-name="Table1.1">
          <table:table-cell table:style-name="Table1.A8" office:value-type="string">
            <text:p text:style-name="Standard">7</text:p>
          </table:table-cell>
          <table:table-cell table:style-name="Table1.B8" office:value-type="string">
            <text:p text:style-name="Standard">Matriz de Correlación</text:p>
          </table:table-cell>
          <table:table-cell table:style-name="Table1.C8" office:value-type="string">
            <text:p text:style-name="Standard">Heatmap</text:p>
          </table:table-cell>
          <table:table-cell table:style-name="Table1.D8" office:value-type="string">
            <text:p text:style-name="Standard">Identificar variables relacionadas</text:p>
          </table:table-cell>
        </table:table-row>
        <table:table-row table:style-name="Table1.2">
          <table:table-cell table:style-name="Table1.A9" office:value-type="string">
            <text:p text:style-name="Standard">8</text:p>
          </table:table-cell>
          <table:table-cell table:style-name="Table1.B9" office:value-type="string">
            <text:p text:style-name="Standard">Top 15 Regiones</text:p>
          </table:table-cell>
          <table:table-cell table:style-name="Table1.C9" office:value-type="string">
            <text:p text:style-name="Standard">Barras horizontales</text:p>
          </table:table-cell>
          <table:table-cell table:style-name="Table1.D9" office:value-type="string">
            <text:p text:style-name="Standard">Regiones con precios más altos</text:p>
          </table:table-cell>
        </table:table-row>
        <table:table-row table:style-name="Table1.1">
          <table:table-cell table:style-name="Table1.A10" office:value-type="string">
            <text:p text:style-name="Standard">9</text:p>
          </table:table-cell>
          <table:table-cell table:style-name="Table1.B10" office:value-type="string">
            <text:p text:style-name="Standard">Códigos PLU</text:p>
          </table:table-cell>
          <table:table-cell table:style-name="Table1.C10" office:value-type="string">
            <text:p text:style-name="Standard">Barras</text:p>
          </table:table-cell>
          <table:table-cell table:style-name="Table1.D10" office:value-type="string">
            <text:p text:style-name="Standard">Comparar volumen de cada código</text:p>
          </table:table-cell>
        </table:table-row>
        <table:table-row table:style-name="Table1.2">
          <table:table-cell table:style-name="Table1.A11" office:value-type="string">
            <text:p text:style-name="Standard">10</text:p>
          </table:table-cell>
          <table:table-cell table:style-name="Table1.B11" office:value-type="string">
            <text:p text:style-name="Standard">Observaciones por Región</text:p>
          </table:table-cell>
          <table:table-cell table:style-name="Table1.C11" office:value-type="string">
            <text:p text:style-name="Standard">Countplot</text:p>
          </table:table-cell>
          <table:table-cell table:style-name="Table1.D11" office:value-type="string">
            <text:p text:style-name="Standard">Frecuencia de datos por región</text:p>
          </table:table-cell>
        </table:table-row>
        <table:table-row table:style-name="Table1.2">
          <table:table-cell table:style-name="Table1.A12" office:value-type="string">
            <text:p text:style-name="Standard">11</text:p>
          </table:table-cell>
          <table:table-cell table:style-name="Table1.B12" office:value-type="string">
            <text:p text:style-name="Standard">Heatmap Avanzado</text:p>
          </table:table-cell>
          <table:table-cell table:style-name="Table1.C12" office:value-type="string">
            <text:p text:style-name="Standard">Heatmap específico</text:p>
          </table:table-cell>
          <table:table-cell table:style-name="Table1.D12" office:value-type="string">
            <text:p text:style-name="Standard">Correlaciones entre variables clave</text:p>
          </table:table-cell>
        </table:table-row>
        <table:table-row table:style-name="Table1.1">
          <table:table-cell table:style-name="Table1.A13" office:value-type="string">
            <text:p text:style-name="Standard">12</text:p>
          </table:table-cell>
          <table:table-cell table:style-name="Table1.B13" office:value-type="string">
            <text:p text:style-name="Standard">Volatilidad por Año</text:p>
          </table:table-cell>
          <table:table-cell table:style-name="Table1.C13" office:value-type="string">
            <text:p text:style-name="Standard">Violin plot</text:p>
          </table:table-cell>
          <table:table-cell table:style-name="Table1.D13" office:value-type="string">
            <text:p text:style-name="Standard">Ver dispersión de precios por año y tipo</text:p>
          </table:table-cell>
        </table:table-row>
        <table:table-row table:style-name="Table1.2">
          <table:table-cell table:style-name="Table1.A14" office:value-type="string">
            <text:p text:style-name="Standard">13</text:p>
          </table:table-cell>
          <table:table-cell table:style-name="Table1.B14" office:value-type="string">
            <text:p text:style-name="Standard">IQR Regional</text:p>
          </table:table-cell>
          <table:table-cell table:style-name="Table1.C14" office:value-type="string">
            <text:p text:style-name="Standard">Barras</text:p>
          </table:table-cell>
          <table:table-cell table:style-name="Table1.D14" office:value-type="string">
            <text:p text:style-name="Standard">Regiones con mayor variabilidad de precio</text:p>
          </table:table-cell>
        </table:table-row>
      </table:table>
      <text:p text:style-name="P91"><text:span text:style-name="T11">Detalles técnicos importantes:</text:span></text:p>
      <text:list xml:id="list3951053595" text:style-name="WWNum13">
        <text:list-item>
          <text:p text:style-name="P21">Todos los gráficos usan <text:span text:style-name="T8">seaborn</text:span> o <text:span text:style-name="T8">matplotlib</text:span></text:p>
        </text:list-item>
        <text:list-item>
          <text:p text:style-name="P50">Se aplica <text:span text:style-name="T8">plt.grid(alpha=0.3)</text:span> para mejor legibilidad</text:p>
        </text:list-item>
        <text:list-item>
          <text:p text:style-name="P50">Colores personalizados para mejorar estética</text:p>
        </text:list-item>
        <text:list-item>
          <text:p text:style-name="P50"><text:soft-page-break/><text:span text:style-name="T8">plt.tight_layout()</text:span> evita solapamiento de etiquetas</text:p>
        </text:list-item>
        <text:list-item>
          <text:p text:style-name="P78"><text:span text:style-name="T8">dpi=300</text:span> en guardado garantiza alta calidad para impresión</text:p>
        </text:list-item>
      </text:list>
      <text:p text:style-name="Standard"><draw:rect text:anchor-type="as-char" style:rel-width="100%" draw:z-index="16" draw:style-name="gr1" draw:text-style-name="P102" svg:width="0.0012in" svg:height="0.0213in"><text:p/></draw:rect></text:p>
      <text:p text:style-name="P97"><text:bookmark text:name="_si14yiqlbzes"/><text:span text:style-name="T2">4. FLUJO DE EJECUCIÓN</text:span></text:p>
      <text:p text:style-name="P100"><text:bookmark text:name="_rr3my58w0k4w"/><text:span text:style-name="T4">Diagrama de Flujo Completo</text:span></text:p>
      <text:p text:style-name="Standard">┌─────────────────────────────────────────────────────────────┐</text:p>
      <text:p text:style-name="Standard">│ <text:s text:c="19"/>INICIO DEL PROGRAMA <text:s text:c="22"/>│</text:p>
      <text:p text:style-name="Standard">│ <text:s text:c="24"/>main.py <text:s text:c="29"/>│</text:p>
      <text:p text:style-name="Standard">└──────────────────────┬──────────────────────────────────────┘</text:p>
      <text:p text:style-name="Standard"><text:s text:c="23"/>│</text:p>
      <text:p text:style-name="Standard"><text:s text:c="23"/>▼</text:p>
      <text:p text:style-name="Standard">┌─────────────────────────────────────────────────────────────┐</text:p>
      <text:p text:style-name="Standard">│ <text:s/>PASO 1: CARGA DE DATOS (carga_datos.py) <text:s text:c="19"/>│</text:p>
      <text:p text:style-name="Standard">│ <text:s/>- Lee avocado.csv <text:s text:c="42"/>│</text:p>
      <text:p text:style-name="Standard">│ <text:s/>- Convierte tipos de datos <text:s text:c="33"/>│</text:p>
      <text:p text:style-name="Standard">│ <text:s/>- Valida que el DataFrame no esté vacío <text:s text:c="20"/>│</text:p>
      <text:p text:style-name="Standard">└──────────────────────┬──────────────────────────────────────┘</text:p>
      <text:p text:style-name="Standard"><text:s text:c="23"/>│</text:p>
      <text:p text:style-name="Standard"><text:s text:c="23"/>▼</text:p>
      <text:p text:style-name="Standard">┌─────────────────────────────────────────────────────────────┐</text:p>
      <text:p text:style-name="Standard">│ <text:s/>PASO 2: EXPLORACIÓN (exploracion.py) <text:s text:c="22"/>│</text:p>
      <text:p text:style-name="Standard"><text:soft-page-break/>│ <text:s/>- Muestra primeras filas <text:s text:c="35"/>│</text:p>
      <text:p text:style-name="Standard">│ <text:s/>- Estadísticas descriptivas <text:s text:c="32"/>│</text:p>
      <text:p text:style-name="Standard">│ <text:s/>- Análisis de valores nulos <text:s text:c="32"/>│</text:p>
      <text:p text:style-name="Standard">└──────────────────────┬──────────────────────────────────────┘</text:p>
      <text:p text:style-name="Standard"><text:s text:c="23"/>│</text:p>
      <text:p text:style-name="Standard"><text:s text:c="23"/>▼</text:p>
      <text:p text:style-name="Standard">┌─────────────────────────────────────────────────────────────┐</text:p>
      <text:p text:style-name="Standard">│ <text:s/>PASO 3: LIMPIEZA (limpieza_datos.py) <text:s text:c="22"/>│</text:p>
      <text:p text:style-name="Standard">│ <text:s/>├─► preparar_datos_inicial() <text:s text:c="31"/>│</text:p>
      <text:p text:style-name="Standard">│ <text:s/>│ <text:s text:c="2"/>- Crea total_bags y total_volume <text:s text:c="23"/>│</text:p>
      <text:p text:style-name="Standard">│ <text:s/>├─► detectar_outliers() <text:s text:c="36"/>│</text:p>
      <text:p text:style-name="Standard">│ <text:s/>│ <text:s text:c="2"/>- Genera boxplots individuales <text:s text:c="25"/>│</text:p>
      <text:p text:style-name="Standard">│ <text:s/>├─► eliminar_outliers() <text:s text:c="36"/>│</text:p>
      <text:p text:style-name="Standard">│ <text:s/>│ <text:s text:c="2"/>- Aplica método IQR <text:s text:c="36"/>│</text:p>
      <text:p text:style-name="Standard">│ <text:s/>└─► tratar_valores_nulos() <text:s text:c="33"/>│</text:p>
      <text:p text:style-name="Standard">│ <text:s text:c="5"/>- Elimina filas con NaN <text:s text:c="32"/>│</text:p>
      <text:p text:style-name="Standard">│ <text:s text:c="61"/>│</text:p>
      <text:p text:style-name="Standard">│ <text:s/>- Guarda: data/avocado_limpio.csv <text:s text:c="26"/>│</text:p>
      <text:p text:style-name="Standard">└──────────────────────┬──────────────────────────────────────┘</text:p>
      <text:p text:style-name="Standard"><text:s text:c="23"/>│</text:p>
      <text:p text:style-name="Standard"><text:s text:c="23"/>▼</text:p>
      <text:p text:style-name="Standard"><text:soft-page-break/>┌─────────────────────────────────────────────────────────────┐</text:p>
      <text:p text:style-name="Standard">│ <text:s/>PASO 4: VISUALIZACIÓN (DiseñoGráficos.py) <text:s text:c="17"/>│</text:p>
      <text:p text:style-name="Standard">│ <text:s/>- Lanza navegador interactivo <text:s text:c="30"/>│</text:p>
      <text:p text:style-name="Standard">│ <text:s/>- 13 gráficos con botones Anterior/Siguiente <text:s text:c="15"/>│</text:p>
      <text:p text:style-name="Standard">│ <text:s/>- Guarda automáticamente en graficos/ <text:s text:c="22"/>│</text:p>
      <text:p text:style-name="Standard">└──────────────────────┬──────────────────────────────────────┘</text:p>
      <text:p text:style-name="Standard"><text:s text:c="23"/>│</text:p>
      <text:p text:style-name="Standard"><text:s text:c="23"/>▼</text:p>
      <text:p text:style-name="Standard">┌─────────────────────────────────────────────────────────────┐</text:p>
      <text:p text:style-name="Standard">│ <text:s/>PASO 5: TRANSFORMACIÓN ML (transformacion_datos.py) <text:s text:c="7"/>│</text:p>
      <text:p text:style-name="Standard">│ <text:s/>├─► transformar_preparar_datos() <text:s text:c="27"/>│</text:p>
      <text:p text:style-name="Standard">│ <text:s/>│ <text:s text:c="2"/>- Estandarización (StandardScaler) <text:s text:c="21"/>│</text:p>
      <text:p text:style-name="Standard">│ <text:s/>│ <text:s text:c="2"/>- Normalización (MinMaxScaler) <text:s text:c="25"/>│</text:p>
      <text:p text:style-name="Standard">│ <text:s/>│ <text:s text:c="2"/>- Label Encoding (type) <text:s text:c="32"/>│</text:p>
      <text:p text:style-name="Standard">│ <text:s/>│ <text:s text:c="2"/>- One-Hot Encoding (region) <text:s text:c="28"/>│</text:p>
      <text:p text:style-name="Standard">│ <text:s/>│ <text:s text:c="2"/>- Feature Engineering (8 nuevas variables) <text:s text:c="13"/>│</text:p>
      <text:p text:style-name="Standard">│ <text:s/>└─► preparar_para_ml() <text:s text:c="37"/>│</text:p>
      <text:p text:style-name="Standard">│ <text:s text:c="5"/>- Split 80/20 <text:s text:c="42"/>│</text:p>
      <text:p text:style-name="Standard">│ <text:s text:c="5"/>- X_train, X_test, y_train, y_test <text:s text:c="21"/>│</text:p>
      <text:p text:style-name="Standard">└──────────────────────┬──────────────────────────────────────┘</text:p>
      <text:p text:style-name="Standard"><text:s text:c="23"/>│</text:p>
      <text:p text:style-name="Standard"><text:soft-page-break/><text:s text:c="23"/>▼</text:p>
      <text:p text:style-name="Standard">┌─────────────────────────────────────────────────────────────┐</text:p>
      <text:p text:style-name="Standard">│ <text:s text:c="13"/>✅ PROCESO COMPLETADO <text:s text:c="26"/>│</text:p>
      <text:p text:style-name="Standard">│ <text:s/>Dataset listo para Machine Learning <text:s text:c="24"/>│</text:p>
      <text:p text:style-name="Standard">└─────────────────────────────────────────────────────────────┘</text:p>
      <text:p text:style-name="Standard"/>
      <text:p text:style-name="Standard"><draw:rect text:anchor-type="as-char" style:rel-width="100%" draw:z-index="17" draw:style-name="gr1" draw:text-style-name="P102" svg:width="0.0012in" svg:height="0.0213in"><text:p/></draw:rect></text:p>
      <text:p text:style-name="P97"><text:bookmark text:name="_tyarygxajcf5"/><text:span text:style-name="T2">5. RESULTADOS Y CONCLUSIONES</text:span></text:p>
      <text:p text:style-name="P100"><text:bookmark text:name="_t8r9vh1p3v8q"/><text:span text:style-name="T4">5.1. Datos Procesados</text:span></text:p>
      <text:p text:style-name="P91"><text:span text:style-name="T11">Antes de la limpieza:</text:span></text:p>
      <text:list xml:id="list1399639492" text:style-name="WWNum2">
        <text:list-item>
          <text:p text:style-name="P22">~18,000 registros originales</text:p>
        </text:list-item>
        <text:list-item>
          <text:p text:style-name="P51">Múltiples outliers en precio y volumen</text:p>
        </text:list-item>
        <text:list-item>
          <text:p text:style-name="P79">Valores nulos dispersos</text:p>
        </text:list-item>
      </text:list>
      <text:p text:style-name="P91"><text:span text:style-name="T11">Después de la limpieza:</text:span></text:p>
      <text:list xml:id="list412221209" text:style-name="WWNum30">
        <text:list-item>
          <text:p text:style-name="P23">~16,500 registros (eliminación de ~8% de datos problemáticos)</text:p>
        </text:list-item>
        <text:list-item>
          <text:p text:style-name="P52">Dataset sin valores nulos</text:p>
        </text:list-item>
        <text:list-item>
          <text:p text:style-name="P80">Outliers extremos eliminados (preservando variabilidad natural)</text:p>
        </text:list-item>
      </text:list>
      <text:p text:style-name="Standard"><draw:rect text:anchor-type="as-char" style:rel-width="100%" draw:z-index="18" draw:style-name="gr1" draw:text-style-name="P102" svg:width="0.0012in" svg:height="0.0213in"><text:p/></draw:rect></text:p>
      <text:p text:style-name="P100"><text:bookmark text:name="_c4zq1n2zu6xg"/><text:span text:style-name="T4">5.2. Variables Generadas</text:span></text:p>
      <text:p text:style-name="P91"><text:span text:style-name="T11">Variables derivadas creadas:</text:span></text:p>
      <text:list xml:id="list951207132" text:style-name="WWNum16">
        <text:list-item>
          <text:p text:style-name="P24"><text:span text:style-name="T8">total_bags</text:span>: Agregación de tipos de bolsas</text:p>
        </text:list-item>
        <text:list-item>
          <text:p text:style-name="P53"><text:soft-page-break/><text:span text:style-name="T8">total_volume</text:span>: Volumen total de ventas</text:p>
        </text:list-item>
        <text:list-item>
          <text:p text:style-name="P81">8 variables de feature engineering (ratios, interacciones, temporales)</text:p>
        </text:list-item>
      </text:list>
      <text:p text:style-name="P91"><text:span text:style-name="T11">Variables transformadas:</text:span></text:p>
      <text:list xml:id="list2933724119" text:style-name="WWNum12">
        <text:list-item>
          <text:p text:style-name="P25">3 variables estandarizadas (_std)</text:p>
        </text:list-item>
        <text:list-item>
          <text:p text:style-name="P54">3 variables normalizadas (_norm)</text:p>
        </text:list-item>
        <text:list-item>
          <text:p text:style-name="P54">1 variable codificada (type_encoded)</text:p>
        </text:list-item>
        <text:list-item>
          <text:p text:style-name="P82">~50 variables one-hot (regiones)</text:p>
        </text:list-item>
      </text:list>
      <text:p text:style-name="P91"><text:span text:style-name="T11">Total de features para ML:</text:span> ~70 columnas</text:p>
      <text:p text:style-name="Standard"><draw:rect text:anchor-type="as-char" style:rel-width="100%" draw:z-index="19" draw:style-name="gr1" draw:text-style-name="P102" svg:width="0.0012in" svg:height="0.0213in"><text:p/></draw:rect></text:p>
      <text:p text:style-name="P100"><text:bookmark text:name="_7jqn04cimxn4"/><text:span text:style-name="T4">5.3. Insights del Análisis Exploratorio</text:span></text:p>
      <text:p text:style-name="P91">De los gráficos generados, se observa:</text:p>
      <text:list xml:id="list1449761521" text:style-name="WWNum28">
        <text:list-item>
          <text:p text:style-name="P26"><text:span text:style-name="T11">Precio:</text:span> Distribución aproximadamente normal con media ~$1.40</text:p>
        </text:list-item>
        <text:list-item>
          <text:p text:style-name="P55"><text:span text:style-name="T11">Tipo:</text:span> Los aguacates orgánicos son consistentemente más caros</text:p>
        </text:list-item>
        <text:list-item>
          <text:p text:style-name="P55"><text:span text:style-name="T11">Estacionalidad:</text:span> Precios varían significativamente por temporada</text:p>
        </text:list-item>
        <text:list-item>
          <text:p text:style-name="P55"><text:span text:style-name="T11">Regiones:</text:span> Gran variabilidad regional (algunas regiones pagan hasta 50% más)</text:p>
        </text:list-item>
        <text:list-item>
          <text:p text:style-name="P83"><text:span text:style-name="T11">Correlaciones:</text:span> Precio tiene baja correlación con volumen (son variables independientes)</text:p>
        </text:list-item>
      </text:list>
      <text:p text:style-name="Standard"><draw:rect text:anchor-type="as-char" style:rel-width="100%" draw:z-index="20" draw:style-name="gr1" draw:text-style-name="P102" svg:width="0.0012in" svg:height="0.0213in"><text:p/></draw:rect></text:p>
      <text:p text:style-name="P100"><text:bookmark text:name="_cj4v0542l0ky"/><text:span text:style-name="T4">5.4. Preparación para Machine Learning</text:span></text:p>
      <text:p text:style-name="P91">El dataset está listo para:</text:p>
      <text:list xml:id="list3143955779" text:style-name="WWNum5">
        <text:list-item>
          <text:p text:style-name="P27"><text:span text:style-name="T11">Regresión:</text:span> Predecir AveragePrice basado en volumen, región, temporalidad</text:p>
        </text:list-item>
        <text:list-item>
          <text:p text:style-name="P56"><text:span text:style-name="T11">Clasificación:</text:span> Predecir tipo de aguacate (organic/conventional)</text:p>
        </text:list-item>
        <text:list-item>
          <text:p text:style-name="P56"><text:soft-page-break/><text:span text:style-name="T11">Clustering:</text:span> Agrupar regiones por patrones de consumo</text:p>
        </text:list-item>
        <text:list-item>
          <text:p text:style-name="P84"><text:span text:style-name="T11">Series temporales:</text:span> Forecasting de precios</text:p>
        </text:list-item>
      </text:list>
      <text:p text:style-name="P91"><text:span text:style-name="T11">Conjuntos generados:</text:span></text:p>
      <text:list xml:id="list1215773233" text:style-name="WWNum11">
        <text:list-item>
          <text:p text:style-name="P28">X_train: ~13,200 muestras × 70 features</text:p>
        </text:list-item>
        <text:list-item>
          <text:p text:style-name="P85">X_test: ~3,300 muestras × 70 features</text:p>
        </text:list-item>
      </text:list>
      <text:p text:style-name="Standard"><draw:rect text:anchor-type="as-char" style:rel-width="100%" draw:z-index="21" draw:style-name="gr1" draw:text-style-name="P102" svg:width="0.0012in" svg:height="0.0213in"><text:p/></draw:rect></text:p>
      <text:p text:style-name="P100"><text:bookmark text:name="_1yj9lg16l6fq"/><text:span text:style-name="T4">5.5. Archivos Generados</text:span></text:p>
      <text:list xml:id="list1756585252" text:style-name="WWNum10">
        <text:list-item>
          <text:p text:style-name="P29"><text:span text:style-name="T8">data/avocado_limpio.csv</text:span>: Dataset procesado para análisis posterior</text:p>
        </text:list-item>
        <text:list-item>
          <text:p text:style-name="P86"><text:span text:style-name="T8">graficos/*.png</text:span>: 13 visualizaciones de alta calidad (300 DPI)</text:p>
        </text:list-item>
      </text:list>
      <text:p text:style-name="Standard"><draw:rect text:anchor-type="as-char" style:rel-width="100%" draw:z-index="22" draw:style-name="gr1" draw:text-style-name="P102" svg:width="0.0012in" svg:height="0.0213in"><text:p/></draw:rect></text:p>
      <text:p text:style-name="P100"><text:bookmark text:name="_ybncopl6h3yu"/><text:span text:style-name="T4">5.6. Conclusiones Técnicas</text:span></text:p>
      <text:p text:style-name="P91"><text:span text:style-name="T11">Fortalezas del pipeline:</text:span></text:p>
      <text:list xml:id="list2832753618" text:style-name="WWNum17">
        <text:list-item>
          <text:p text:style-name="P30">Pipeline completamente automatizado y reproducible</text:p>
        </text:list-item>
        <text:list-item>
          <text:p text:style-name="P57">Limpieza de datos conservadora (solo elimina casos claramente problemáticos)</text:p>
        </text:list-item>
        <text:list-item>
          <text:p text:style-name="P57">Transformaciones apropiadas para diferentes tipos de variables</text:p>
        </text:list-item>
        <text:list-item>
          <text:p text:style-name="P87">Visualizaciones claras y profesionales</text:p>
        </text:list-item>
      </text:list>
      <text:p text:style-name="P91"><text:span text:style-name="T11">Posibles mejoras futuras:</text:span></text:p>
      <text:list xml:id="list2039440017" text:style-name="WWNum26">
        <text:list-item>
          <text:p text:style-name="P31">Validación cruzada para hiperparámetros de modelos</text:p>
        </text:list-item>
        <text:list-item>
          <text:p text:style-name="P58">Análisis de series temporales más profundo (ARIMA, Prophet)</text:p>
        </text:list-item>
        <text:list-item>
          <text:p text:style-name="P58">Implementación de modelos predictivos (Random Forest, XGBoost)</text:p>
        </text:list-item>
        <text:list-item>
          <text:p text:style-name="P88">Dashboard interactivo con Streamlit o Dash</text:p>
        </text:list-item>
      </text:list>
      <text:p text:style-name="Standard"><text:soft-page-break/><draw:rect text:anchor-type="as-char" style:rel-width="100%" draw:z-index="23" draw:style-name="gr1" draw:text-style-name="P102" svg:width="0.0012in" svg:height="0.0213in"><text:p/></draw:rect></text:p>
      <text:p text:style-name="P100"><text:bookmark text:name="_3muzc6s31q0h"/><text:span text:style-name="T4">5.7. Conclusión Final</text:span></text:p>
      <text:p text:style-name="P91">Este proyecto demuestra un flujo completo de análisis de datos, desde la carga inicial hasta la preparación para Machine Learning, siguiendo las mejores prácticas de ciencia de datos:</text:p>
      <text:list xml:id="list3686956040" text:style-name="WWNum8">
        <text:list-item>
          <text:p text:style-name="P32"><text:s/><text:span text:style-name="T11">Exploración exhaustiva</text:span> antes de modificar datos</text:p>
        </text:list-item>
        <text:list-item>
          <text:p text:style-name="P59"><text:s/><text:span text:style-name="T11">Limpieza justificada</text:span> con métodos estadísticos robustos <text:s/></text:p>
        </text:list-item>
        <text:list-item>
          <text:p text:style-name="P59"><text:span text:style-name="T11">Transformaciones apropiadas</text:span> para cada tipo de variable</text:p>
        </text:list-item>
        <text:list-item>
          <text:p text:style-name="P59"><text:s/><text:span text:style-name="T11">Visualizaciones informativas</text:span> que facilitan la interpretación</text:p>
        </text:list-item>
        <text:list-item>
          <text:p text:style-name="P59"><text:span text:style-name="T11">Código modular</text:span> y bien documentado</text:p>
        </text:list-item>
        <text:list-item>
          <text:p text:style-name="P89"><text:span text:style-name="T11">Reproducibilidad</text:span> mediante parámetros fijos (random_state)</text:p>
        </text:list-item>
      </text:list>
      <text:p text:style-name="P91">El dataset resultante está optimizado para construir modelos predictivos de alta calidad que puedan ayudar a:</text:p>
      <text:list xml:id="list62982913" text:style-name="WWNum19">
        <text:list-item>
          <text:p text:style-name="P33">Predecir fluctuaciones de precios</text:p>
        </text:list-item>
        <text:list-item>
          <text:p text:style-name="P60">Optimizar estrategias de inventario</text:p>
        </text:list-item>
        <text:list-item>
          <text:p text:style-name="P90">Identificar patrones regionales de consumo</text:p>
        </text:list-item>
      </text:list>
      <text:p text:style-name="Standard"><draw:rect text:anchor-type="as-char" style:rel-width="100%" draw:z-index="24" draw:style-name="gr1" draw:text-style-name="P102" svg:width="0.0012in" svg:height="0.0213in"><text:p/></draw:rect></text:p>
      <text:p text:style-name="P91"><text:span text:style-name="T11">Fecha de elaboración:</text:span> Noviembre 2025<text:line-break/> <text:span text:style-name="T11">Tecnologías utilizadas:</text:span> Python 3.x, Pandas, NumPy, Matplotlib, Seaborn, Scikit-learn<text:line-break/> <text:span text:style-name="T11">Dataset:</text:span> Avocado Prices (Hass Avocado Board)</text:p>
      <text:p text:style-name="Standard"><draw:rect text:anchor-type="as-char" style:rel-width="100%" draw:z-index="25" draw:style-name="gr1" draw:text-style-name="P102" svg:width="0.0012in" svg:height="0.0213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8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7" meta:paragraph-count="389" meta:word-count="2290" meta:character-count="17782" meta:non-whitespace-character-count="14430"/>
    <meta:generator>LibreOfficeDev/6.0.5.2$Linux_X86_64 LibreOffice_project/</meta:generator>
  </office:meta>
</office:document-meta>
</file>